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F" svg:font-family="" style:font-family-generic="roman"/>
    <style:font-face style:name="Arial1" svg:font-family="Arial" style:font-family-generic="swiss"/>
    <style:font-face style:name="Arial" svg:font-family="Arial" style:font-pitch="variable"/>
    <style:font-face style:name="Microsoft YaHei" svg:font-family="'Microsoft Ya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2" svg:font-family="Arial" style:font-family-generic="system" style:font-pitch="variable"/>
    <style:font-face style:name="Microsoft YaHei1"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officeooo:rsid="0003c215" officeooo:paragraph-rsid="0003c215"/>
    </style:style>
    <style:style style:name="P2" style:family="paragraph">
      <loext:graphic-properties draw:fill="solid" draw:fill-color="#eeeeee"/>
    </style:style>
    <style:style style:name="P3" style:family="paragraph">
      <style:text-properties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4" style:family="paragraph">
      <style:text-properties style:font-name="Liberation Serif" fo:font-size="12pt"/>
    </style:style>
    <style:style style:name="P5" style:family="paragraph">
      <loext:graphic-properties draw:fill="solid" draw:fill-color="#eeeeee"/>
      <style:text-properties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6" style:family="paragraph">
      <loext:graphic-properties draw:fill="none" draw:fill-color="#ffffff"/>
      <style:text-properties fo:font-size="14pt" style:text-underline-style="solid" style:text-underline-width="auto" style:text-underline-color="font-color" fo:font-weight="bold" style:font-size-asian="14pt" style:font-weight-asian="bold" style:font-size-complex="14pt" style:font-weight-complex="bold"/>
    </style:style>
    <style:style style:name="P7" style:family="paragraph">
      <loext:graphic-properties draw:fill="none" draw:fill-color="#ffffff"/>
    </style:style>
    <style:style style:name="T1" style:family="text">
      <style:text-properties style:font-name="Liberation Serif"/>
    </style:style>
    <style:style style:name="T2"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3" style:family="text">
      <style:text-properties fo:font-size="12pt" style:text-underline-style="none" fo:font-weight="normal" style:font-size-asian="12pt" style:font-weight-asian="normal" style:font-size-complex="12pt" style:font-weight-complex="normal"/>
    </style:style>
    <style:style style:name="T4"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5" style:family="text">
      <style:text-properties fo:font-size="12pt" style:text-underline-style="none" fo:font-weight="bold" style:font-size-asian="12pt" style:font-weight-asian="bold" style:font-size-complex="12pt" style:font-weight-complex="bold"/>
    </style:style>
    <style:style style:name="T6"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7" style:family="text">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font-size="8pt" style:font-size-asian="8pt" style:font-size-complex="8pt"/>
    </style:style>
    <style:style style:name="T12" style:family="text">
      <style:text-properties fo:font-size="18pt" style:font-size-asian="18pt" style:font-size-complex="18pt"/>
    </style:style>
    <style:style style:name="T13" style:family="text">
      <style:text-properties style:text-underline-style="solid" style:text-underline-width="auto" style:text-underline-color="font-color"/>
    </style:style>
    <style:style style:name="gr1" style:family="graphic">
      <style:graphic-properties draw:stroke="none" svg:stroke-color="#000000" draw:fill="solid" draw:fill-color="#eeeeee" fo:min-height="4.001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solid" draw:fill-color="#eeeeee" fo:min-height="17.662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solid" draw:fill-color="#eeeeee" fo:min-height="3.307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16.57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10.088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solid" draw:fill-color="#eeeeee" fo:min-height="5.689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1.422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text:anchor-type="paragraph" draw:z-index="0" draw:name="Forme1" draw:style-name="gr7" draw:text-style-name="P7" svg:width="20.002cm" svg:height="3.493cm" svg:x="-1.595cm" svg:y="-1.58cm"><draw:text-box><text:p><text:span text:style-name="T11">Chapitre 5 – Session 2</text:span></text:p><text:p><text:span text:style-name="T12">Le Signe du Grand Ver </text:span></text:p><text:p/><text:p><text:span text:style-name="T13">Graine de l'Aventure</text:span></text:p><text:p><text:span text:style-name="T9">"Hors du palais mais pas tirés d'affaire: les voici en Haute Ville, à la veille d'un assaut majeur, et le meilleur ami de Draki va être livré au Roi Sorcier!"</text:span></text:p><text:p/></draw:text-box></draw:frame><draw:frame text:anchor-type="paragraph" draw:z-index="1" draw:name="Forme2" draw:style-name="gr6" draw:text-style-name="P2" svg:width="19.381cm" svg:height="6.331cm" svg:x="-1.595cm" svg:y="2.223cm"><draw:text-box><text:p><text:span text:style-name="T10">Précédemment :</text:span></text:p><text:p>- Ne devant la survie qu'au passage dans un portail magique, les aventuriers se retrouvent dans la gueule du loup: le Palais de Pydemian et coeur du culte de l'Oeil des Abysses.</text:p><text:p>- Au Palais se trouve un homme en armure sombre, agent du Roi Sorcier, venu récuperer les drakeides capturés. Sa présence provoque peur, tristesse et besoin de reconfort pour Draky, lui rappelant le souvenir de son amie Mitsuha.</text:p><text:p>- Le groupe s'est fait repéré par l'un des gnomes au service de l'agent du Roi Sorcier, qui a pu remarquer Draky.</text:p><text:p>- Les aventuriers trouvent refuge chez l'ambassadeur Iggriston de BriseWyrm, où Eimrich les conduit pour qu'ils puissent se reposer.</text:p><text:p>- Dans la Haute Ville, Namikigama remarque Chloe en pleurs. Que fait-elle ici?</text:p><text:p>- Sous Pydemian s'affrontent un Grand Ver et un Kraken, et les vibrations de leur combat impacte la surface, commencent à emporter des batiments entiers de la ville.</text:p><text:p/></draw:text-box></draw:frame><draw:frame text:anchor-type="paragraph" draw:z-index="2" draw:name="Forme3" draw:style-name="gr5" draw:text-style-name="P7" svg:width="8.931cm" svg:height="10.088cm" svg:x="-1.505cm" svg:y="8.936cm"><draw:text-box><text:p><text:span text:style-name="T4">1 – Cauchemars</text:span></text:p><text:p/><text:p><text:span text:style-name="T8">Draky: </text:span><text:span text:style-name="T9">La sensation de flotter dans un liquide. Un visage plein de coutures et cicatrices. Le liquide change de couleur. Des bulles. D'autres formes autour. Mitsuha, Skaltus. D'autres encore. Reveil.</text:span></text:p><text:p><text:span text:style-name="T9"/></text:p><text:p><text:span text:style-name="T8">Namikigama</text:span>: <text:span text:style-name="T9">Des vagues l'emportent jusqu'au cyclone. La soulève. La jette en l'air. Elle chute vers l'Oeil. Se replie pour le choc. Reflet d'elle-même. Sombre. Soudain, des tatouages rouges et un coup d'une terrible brutalité. Reveil.</text:span></text:p><text:p><text:span text:style-name="T9"/></text:p><text:p><text:span text:style-name="T8">Jethro:</text:span> <text:span text:style-name="T9">Du palais apparait la tête du Kraken. Ses tentacules soulèvent des marionnettes representant le Regent, le Prince de Pydemian, et d'autres d'un peu partout dont la Prison.</text:span></text:p><text:p><text:span text:style-name="T9"/></text:p><text:p>- Vibrations du sol, bruits de tambours.</text:p></draw:text-box></draw:frame><draw:frame text:anchor-type="paragraph" draw:z-index="3" draw:name="Forme4" draw:style-name="gr4" draw:text-style-name="P6" svg:width="9.461cm" svg:height="16.571cm" svg:x="8.054cm" svg:y="9.229cm"><draw:text-box><text:p><text:span text:style-name="T4">2 – Maison de l’Ambassadeur</text:span></text:p><text:p><text:span text:style-name="T3"/></text:p><text:p><text:span text:style-name="T3">Des malles et des coffres rassemblés. Les serviteurs nains s'activent.</text:span></text:p><text:p/><text:p><text:span text:style-name="T5">Eimrich</text:span><text:span text:style-name="T3"> &amp; </text:span><text:span text:style-name="T5">Iggriston</text:span><text:span text:style-name="T3"> surveillent. </text:span></text:p><text:p><text:span text:style-name="T6">- Ils discutent brievenement du financement par l'Academie du Savoir et BriseWyrm de l'expedition.</text:span></text:p><text:p><text:span text:style-name="T6">- De l'echec des negociations et l'interdiction de fouiller la Première Cité.</text:span></text:p><text:p><text:span text:style-name="T3"/></text:p><text:p><text:span text:style-name="T5">Mesveri Wanov</text:span><text:span text:style-name="T3"> arrive, explique qu'il faut partir car le port bientot fermé pour le depart de </text:span><text:span text:style-name="T5">Carrel Heyer</text:span><text:span text:style-name="T3"> et ses prisonniers drakeides pour Norbrander et le Roi Sorcier.</text:span></text:p><text:p><text:span text:style-name="T6">- Tambours, batiments. Des tunnels &amp; equipes gnolls et notamment un chef gnoll brulé.</text:span></text:p><text:p><text:span text:style-name="T6">- Mentionne </text:span><text:span text:style-name="T7">Vaarl</text:span><text:span text:style-name="T6"> comme Troll fils de </text:span><text:span text:style-name="T7">Vashnu</text:span><text:span text:style-name="T6"> à la tête de l'armée du Devoreur.</text:span></text:p><text:p><text:span text:style-name="T6">- Colère de </text:span><text:span text:style-name="T7">Carrel Heyder</text:span><text:span text:style-name="T6">, par rapport à Draky. </text:span></text:p><text:p><text:span text:style-name="T3"/></text:p><text:p><text:span text:style-name="T3">Le Trio arrive: Ils sont tous sales. Présentés comme l'escorte.</text:span></text:p><text:p><text:span text:style-name="T6">- se rendre au port de la Haute Ville, récuperer le bateau.</text:span></text:p><text:p><text:span text:style-name="T6">- Toutes les forces se concentrent sur le palais à cause des gnolls &amp; tunnels. </text:span></text:p><text:p><text:span text:style-name="T6">- Même la prison a ses effectifs réduits.</text:span></text:p><text:p><text:span text:style-name="T6">- le bateau doit partir vite.</text:span></text:p><text:p><text:span text:style-name="T6">- Oui, le Port est partagé avec la Prison et le Palais. </text:span></text:p><text:p><text:span text:style-name="T6">- Oui, ils peuvent accompagner tant qu'ils ne mettent pas le groupe dans le caca.</text:span></text:p></draw:text-box></draw:frame><draw:frame text:anchor-type="paragraph" draw:z-index="4" draw:name="Forme5" draw:style-name="gr3" draw:text-style-name="P2" svg:width="7.474cm" svg:height="3.308cm" svg:x="-1.305cm" svg:y="20.313cm"><draw:text-box><text:p><text:span text:style-name="T2">Materiel confié:</text:span></text:p><text:p><text:span text:style-name="T3"/></text:p><text:p><text:span text:style-name="T3">- Potions de guerison majeures (4d4) x5</text:span></text:p><text:p><text:span text:style-name="T3">- Potion escalade x3</text:span></text:p><text:p><text:span text:style-name="T3">- Potion de guerison x1</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5" draw:name="Forme6" draw:style-name="gr2" draw:text-style-name="P5" svg:width="10.551cm" svg:height="17.663cm" svg:x="-1.372cm" svg:y="-0.628cm"><draw:text-box><text:p text:style-name="P3"><text:span text:style-name="T1">3 - Vers le Port de la Haute Ville.</text:span></text:p><text:p text:style-name="P3"><text:span text:style-name="T1"/></text:p><text:p text:style-name="P4"><text:span text:style-name="T1">Le Port est fait de plusieurs quais: pour le Palais, pour les artisans et pour la Prison.</text:span></text:p><text:p text:style-name="P4"><text:span text:style-name="T1"/></text:p><text:p text:style-name="P4"><text:span text:style-name="T1">Les gardes sont beaucoup moins nombreux: menaces de groupes de gnolls autour et notamment au Palais. <text:s/></text:span></text:p><text:p text:style-name="P4"><text:span text:style-name="T1">- Mention d'une attaque en plein Palais, via un trou.</text:span></text:p><text:p text:style-name="P4"><text:span text:style-name="T1">- Il y a un reseau de tunnels dans la roche. Tout est fragile. Ca va tomber!</text:span></text:p><text:p text:style-name="P4"><text:span text:style-name="T1"/></text:p><text:p text:style-name="P4"><text:span text:style-name="T1">Le "Le Tresor du Diable" est visible. Il y a d'autres bateaux d'artisans et un bateau de Palais. </text:span></text:p><text:p text:style-name="P4"><text:span text:style-name="T1">- Sur le quai de la Prison, le bateau de Carrel Heyder: "Souffle du Dragon".</text:span></text:p><text:p text:style-name="P4"><text:span text:style-name="T1">- La Vouivre emprisonnée au centre. Ailes &amp; queue bloquées.</text:span></text:p><text:p text:style-name="P4"><text:span text:style-name="T1">- Au loin la flotte des "Chasseurs d'Ecume" de Pallagorn.</text:span></text:p><text:p text:style-name="P4"><text:span text:style-name="T1"/></text:p><text:p text:style-name="P4"><text:span text:style-name="T1">Gardien du port marchand. Paiement d'une taxe, corruption de Mesveri par principe. </text:span></text:p><text:p text:style-name="P4"><text:span text:style-name="T1">- Discussion de base eventuellement sur les dangers et la bataille à venir. </text:span></text:p><text:p text:style-name="P4"><text:span text:style-name="T1">- Tout le monde craint Vaarl, mais tout le monde craint aussi les groupes infiltrés de Gnolls.</text:span></text:p><text:p text:style-name="P4"><text:span text:style-name="T1"/></text:p><text:p text:style-name="P4"><text:span text:style-name="T1">Arrivé au "Le Tresor du Diable", Eimrich et Iggriston embarquent, tout comme le trio. </text:span></text:p><text:p text:style-name="P4"><text:span text:style-name="T1">- Le Trio est dépité. Mesveri Wanov essait de mettre de la bonne humeur: "Haut les coeurs compagnons! Pensez à la bataille à venir et la gloire à gagner!"</text:span></text:p><text:p text:style-name="P4"><text:span text:style-name="T1">- Eimrich remercie à nouveau les heros et les salut. </text:span></text:p><text:p text:style-name="P4"><text:span text:style-name="T1">- Leur dit de venir le voir s'ils passent à BriseWyrm. Idem s'ils sont à coté de l'Academie du Savoir où il officie, lui ou ses etudiants.</text:span></text:p><text:p text:style-name="P4"><text:span text:style-name="T1">- Le bateau part dans la nuit. </text:span></text:p></draw:text-box></draw:frame><draw:frame text:anchor-type="paragraph" draw:z-index="6" draw:name="Forme7" draw:style-name="gr1" draw:text-style-name="P2" svg:width="8.6cm" svg:height="4.001cm" svg:x="9.543cm" svg:y="-0.66cm"><draw:text-box><text:p/></draw:text-box></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F" svg:font-family="" style:font-family-generic="roman"/>
    <style:font-face style:name="Arial1" svg:font-family="Arial" style:font-family-generic="swiss"/>
    <style:font-face style:name="Arial" svg:font-family="Arial" style:font-pitch="variable"/>
    <style:font-face style:name="Microsoft YaHei" svg:font-family="'Microsoft Ya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2" svg:font-family="Arial" style:font-family-generic="system" style:font-pitch="variable"/>
    <style:font-face style:name="Microsoft YaHei1"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3c215" officeooo:paragraph-rsid="0003c21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1</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4-08-29T16:04:41.874000000</meta:creation-date>
    <dc:date>2024-08-29T16:23:01.061000000</dc:date>
    <meta:editing-duration>PT7M14S</meta:editing-duration>
    <meta:editing-cycles>2</meta:editing-cycles>
    <meta:generator>LibreOffice/6.3.3.2$Windows_X86_64 LibreOffice_project/a64200df03143b798afd1ec74a12ab50359878ed</meta:generator>
    <meta:document-statistic meta:table-count="0" meta:image-count="0" meta:object-count="0" meta:page-count="3" meta:paragraph-count="1" meta:word-count="1" meta:character-count="1" meta:non-whitespace-character-count="1"/>
  </office:meta>
</office:document-meta>
</file>